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400000045D3B1E552A0963AF8.png" manifest:media-type="image/png"/>
  <manifest:file-entry manifest:full-path="Pictures/10000000000004240000009FA5E1B823CF896D52.png" manifest:media-type="image/png"/>
  <manifest:file-entry manifest:full-path="Pictures/10000000000004240000003EC8361E13259DD92B.png" manifest:media-type="image/png"/>
  <manifest:file-entry manifest:full-path="Pictures/100000000000013300000076E54F2749BD20A730.png" manifest:media-type="image/png"/>
  <manifest:file-entry manifest:full-path="Pictures/1000000000000424000000895652CA1AF9862BD2.png" manifest:media-type="image/png"/>
  <manifest:file-entry manifest:full-path="Pictures/10000000000000C20000029B42D3403C7A1476F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ira Sans ExtraBold" svg:font-family="'Fira Sans ExtraBold'" style:font-family-generic="swiss" style:font-pitch="variable"/>
    <style:font-face style:name="Fira Sans Heavy" svg:font-family="'Fira Sans Heavy'" style:font-family-generic="swiss" style:font-pitch="variable"/>
    <style:font-face style:name="Fira Sans Medium" svg:font-family="'Fira Sans Medium'" style:font-adornments="Medium" style:font-family-generic="swiss" style:font-pitch="variable"/>
    <style:font-face style:name="Fira Sans Medium1" svg:font-family="'Fira Sans Medium'" style:font-pitch="variable"/>
    <style:font-face style:name="Fira Sans Medium2" svg:font-family="'Fira Sans Medium'" style:font-family-generic="swiss" style:font-pitch="variable"/>
    <style:font-face style:name="Fira Sans SemiBold" svg:font-family="'Fira Sans SemiBold'" style:font-adornments="Regular" style:font-family-generic="swiss" style:font-pitch="variable"/>
    <style:font-face style:name="Fira Sans SemiBold1" svg:font-family="'Fira Sans SemiBold'" style:font-family-generic="swiss" style:font-pitch="variable"/>
    <style:font-face style:name="FiraCode Nerd Font" svg:font-family="'FiraCode Nerd Font'" style:font-pitch="variable"/>
    <style:font-face style:name="FiraCode Nerd Font1" svg:font-family="'FiraCode Nerd Font'" style:font-adornments="Mediu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Kannada" svg:font-family="'Noto Sans Kannada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Normal" style:font-family-generic="swiss" style:font-pitch="variable"/>
    <style:font-face style:name="Trebuchet MS1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red-menus3-title">
      <style:graphic-properties draw:auto-grow-height="true" fo:min-height="6.572cm"/>
      <style:paragraph-properties style:writing-mode="lr-tb"/>
    </style:style>
    <style:style style:name="pr2" style:family="presentation" style:parent-style-name="red-menus3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red-menus3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ed-menus1-title">
      <style:graphic-properties draw:auto-grow-height="true" fo:min-height="1.848cm"/>
      <style:paragraph-properties style:writing-mode="lr-tb"/>
    </style:style>
    <style:style style:name="pr5" style:family="presentation" style:parent-style-name="red-menus1-outline1">
      <style:graphic-properties fo:min-height="14.75cm"/>
      <style:paragraph-properties style:writing-mode="lr-tb"/>
    </style:style>
    <style:style style:name="pr6" style:family="presentation" style:parent-style-name="red-menu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red-menus1-title">
      <style:graphic-properties fo:min-height="1.847cm"/>
      <style:paragraph-properties style:writing-mode="lr-tb"/>
    </style:style>
    <style:style style:name="pr8" style:family="presentation" style:parent-style-name="red-menus1-outline1">
      <style:graphic-properties fo:min-height="10.144cm"/>
      <style:paragraph-properties style:writing-mode="lr-tb"/>
    </style:style>
    <style:style style:name="pr9" style:family="presentation" style:parent-style-name="red-menus1-notes">
      <style:graphic-properties draw:fill-color="#ffffff" fo:min-height="13.364cm"/>
      <style:paragraph-properties style:writing-mode="lr-tb"/>
    </style:style>
    <style:style style:name="pr10" style:family="presentation" style:parent-style-name="red-menus2-title">
      <style:graphic-properties draw:auto-grow-height="true" fo:min-height="2.888cm"/>
      <style:paragraph-properties style:writing-mode="lr-tb"/>
    </style:style>
    <style:style style:name="pr11" style:family="presentation" style:parent-style-name="red-menus2-notes">
      <style:graphic-properties draw:fill-color="#ffffff" draw:auto-grow-height="true" fo:min-height="8.471cm"/>
      <style:paragraph-properties style:writing-mode="lr-tb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 style:writing-mode="lr-tb"/>
      <style:text-properties fo:color="#000000" loext:opacity="100%" loext:color-lum-mod="100%" loext:color-lum-off="0%" style:font-name="Fira Sans Heavy" fo:font-size="48pt" style:font-size-asian="48pt" style:font-size-complex="48pt"/>
    </style:style>
    <style:style style:name="P2" style:family="paragraph">
      <loext:graphic-properties draw:fill-color="#ffffff"/>
      <style:paragraph-properties style:writing-mode="lr-tb"/>
      <style:text-properties fo:color="#000000" loext:opacity="100%" loext:color-lum-mod="100%" loext:color-lum-off="0%" style:font-name="Fira Sans SemiBold1" fo:font-size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373cm" fo:text-indent="0cm"/>
    </style:style>
    <style:style style:name="P6" style:family="paragraph">
      <style:paragraph-properties style:writing-mode="lr-tb"/>
      <style:text-properties fo:font-size="60pt" style:font-size-asian="60pt" style:font-size-complex="60pt"/>
    </style:style>
    <style:style style:name="T1" style:family="text">
      <style:text-properties fo:color="#000000" loext:opacity="100%" style:font-name="Fira Sans Heavy" fo:font-size="48pt" style:font-size-asian="48pt" style:font-size-complex="48pt"/>
    </style:style>
    <style:style style:name="T2" style:family="text">
      <style:text-properties fo:color="#000000" loext:opacity="100%" style:font-name="Fira Sans SemiBold1" fo:font-size="24pt"/>
    </style:style>
    <style:style style:name="T3" style:family="text">
      <style:text-properties style:font-name="FiraCode Nerd Font1"/>
    </style:style>
    <style:style style:name="T4" style:family="text">
      <style:text-properties style:use-window-font-color="true" loext:opacity="0%" style:text-outline="false" style:text-line-through-style="none" style:text-line-through-type="none" style:font-name="Fira Sans Medium2" fo:font-size="24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FiraCode Nerd Font1" fo:font-size="24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Fira Sans Medium2" fo:font-size="21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1cm" svg:height="6.572cm" svg:x="1.399cm" svg:y="2.952cm" presentation:class="title" presentation:user-transformed="true">
          <draw:text-box>
            <text:p><text:span text:style-name="T1">Class Design</text:span></text:p>
          </draw:text-box>
        </draw:frame>
        <draw:frame presentation:style-name="pr2" draw:text-style-name="P2" draw:layer="layout" svg:width="25.191cm" svg:height="4.125cm" svg:x="1.5cm" svg:y="10cm" presentation:class="subtitle" presentation:user-transformed="true">
          <draw:text-box>
            <text:p><text:span text:style-name="T2">Grupo de autoestudio OCP - GuateJUG</text:span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text-style-name="P4" draw:layer="layout" svg:width="25.992cm" svg:height="1.848cm" svg:x="0.999cm" svg:y="0.401cm" presentation:class="title" presentation:user-transformed="true">
          <draw:text-box>
            <text:p text:style-name="P4">Entendiendo herencia (inheritance)</text:p>
          </draw:text-box>
        </draw:frame>
        <draw:frame presentation:style-name="pr5" draw:text-style-name="P4" draw:layer="layout" svg:width="25.992cm" svg:height="10.394cm" svg:x="0.999cm" svg:y="2.999cm" presentation:class="outline" presentation:user-transformed="true">
          <draw:text-box>
            <text:list text:style-name="L2">
              <text:list-item>
                <text:p>Java solo soporta herencia simple</text:p>
              </text:list-item>
              <text:list-item>
                <text:p>Existe una jerarquía de clases en Java, en la que todas las clases heredan de <text:span text:style-name="T3">java.lang.Object</text:span></text:p>
              </text:list-item>
              <text:list-item>
                <text:p text:style-name="P5"><text:span text:style-name="T4">Métodos como </text:span><text:span text:style-name="T5">toString()</text:span><text:span text:style-name="T4"> o </text:span><text:span text:style-name="T5">equals()</text:span><text:span text:style-name="T4">, entre otros, están disponibles desde </text:span><text:span text:style-name="T3">java.lang.Object</text:span></text:p>
              </text:list-item>
              <text:list-item>
                <text:p>Uso de la palabra reservada <text:span text:style-name="T3">extends</text:span> para indicar que una clase <text:span text:style-name="T3">B</text:span> hereda de una clase <text:span text:style-name="T3">A</text:span></text:p>
                <text:p><text:span text:style-name="T3">public class B extends A { }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Creando clases</text:p>
          </draw:text-box>
        </draw:frame>
        <draw:frame presentation:style-name="pr8" draw:text-style-name="P4" draw:layer="layout" svg:width="25.992cm" svg:height="10.394cm" svg:x="0.999cm" svg:y="2.999cm" presentation:class="outline">
          <draw:text-box>
            <text:list text:style-name="L2">
              <text:list-item>
                <text:p>En cada archivo .java puede haber como máximo una clase de nivel superior (top-level class)</text:p>
              </text:list-item>
              <text:list-item>
                <text:p>Al declarar un tipo de nivel superior (top-level type) solo se puede usar el modificador package</text:p>
              </text:list-item>
              <text:list-item>
                <text:p><text:span text:style-name="T4">En un archivo .java, solo la clase de nivel superior puede hacer uso del modificador </text:span><text:span text:style-name="T3">public,</text:span>en cuyo caso debe ser nombrado como el archivo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1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Declarando constructores</text:p>
          </draw:text-box>
        </draw:frame>
        <draw:frame presentation:style-name="pr8" draw:text-style-name="P4" draw:layer="layout" svg:width="25.992cm" svg:height="10.394cm" svg:x="0.999cm" svg:y="2.999cm" presentation:class="outline" presentation:user-transformed="true">
          <draw:text-box>
            <text:list text:style-name="L2">
              <text:list-item>
                <text:p>El nombre del constructor coincide con el nombre de la clase</text:p>
              </text:list-item>
              <text:list-item>
                <text:p>En un constructor no se define tipo de retorno</text:p>
              </text:list-item>
              <text:list-item>
                <text:p>Si no se define un constructor de manera explícita, Java definirá implícitamente uno por defecto, de acceso <text:span text:style-name="T3">public</text:span>, sin parámetros</text:p>
                <text:p><text:span text:style-name="T3">public Foo() { } // para la clase Foo</text:span></text:p>
              </text:list-item>
              <text:list-item>
                <text:p>Un constructor puede llamar a otro de la misma clase por medio de <text:span text:style-name="T3">this(...)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Declarando constructores</text:p>
          </draw:text-box>
        </draw:frame>
        <draw:frame presentation:style-name="pr8" draw:text-style-name="P4" draw:layer="layout" svg:width="25.992cm" svg:height="10.394cm" svg:x="1.008cm" svg:y="3cm" presentation:class="outline" presentation:user-transformed="true">
          <draw:text-box>
            <text:list text:style-name="L2">
              <text:list-item>
                <text:p text:style-name="P5"><text:span text:style-name="T4">Un constructor puede llamar a otro de la clase padre por medio de </text:span><text:s/><text:span text:style-name="T3">super(...)</text:span></text:p>
              </text:list-item>
              <text:list-item>
                <text:p text:style-name="P5">El llamado a <text:span text:style-name="T3">this(...)</text:span> o a <text:span text:style-name="T3">super(...)</text:span> debe ser la primera sentencia de un constructor</text:p>
              </text:list-item>
              <text:list-item>
                <text:p text:style-name="P5">Si se define un constructor con parámetros de manera explícita, Java no definirá el constructor sin parámetros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1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Inicializando objetos</text:p>
          </draw:text-box>
        </draw:frame>
        <draw:frame presentation:style-name="pr8" draw:text-style-name="P4" draw:layer="layout" svg:width="25.992cm" svg:height="10.394cm" svg:x="0.999cm" svg:y="2.999cm" presentation:class="outline">
          <draw:text-box>
            <text:list text:style-name="L2">
              <text:list-item>
                <text:p>Los miembros estáticos en la jerarquía de clases se inicializan primero, siguiendo el orden Superclase &gt; Subclase</text:p>
              </text:list-item>
              <text:list-item>
                <text:p>Luego las declaraciones de variables estáticas</text:p>
              </text:list-item>
              <text:list-item>
                <text:p>Luego los inicializadores estáticos</text:p>
              </text:list-item>
              <text:list-item>
                <text:p>Campos <text:span text:style-name="T3">final</text:span> de instancia (deben ser asignados una vez en el flujo del programa, ya sea cuando son declarados, en un inicializador o en un constructor)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Inicializando objetos</text:p>
          </draw:text-box>
        </draw:frame>
        <draw:frame presentation:style-name="pr8" draw:text-style-name="P4" draw:layer="layout" svg:width="25.992cm" svg:height="10.394cm" svg:x="0.999cm" svg:y="2.999cm" presentation:class="outline">
          <draw:text-box>
            <text:list text:style-name="L2">
              <text:list-item>
                <text:p text:style-name="P5">Luego se inicializan las instancias:</text:p>
                <text:list>
                  <text:list-item>
                    <text:p>Superclase &gt; Subclase</text:p>
                  </text:list-item>
                  <text:list-item>
                    <text:p>Variables de instancia</text:p>
                  </text:list-item>
                  <text:list-item>
                    <text:p>Inicializadores de instancia</text:p>
                  </text:list-item>
                  <text:list-item>
                    <text:p>Constructor, incluyendo aquellos declarados mediante <text:span text:style-name="T3">this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Heredando miembros</text:p>
          </draw:text-box>
        </draw:frame>
        <draw:frame presentation:style-name="pr8" draw:text-style-name="P4" draw:layer="layout" svg:width="25.992cm" svg:height="10.394cm" svg:x="0.999cm" svg:y="2.999cm" presentation:class="outline" presentation:user-transformed="true">
          <draw:text-box>
            <text:list text:style-name="L2">
              <text:list-item>
                <text:p>En la sobrescritura de métodos, un método en la clase hija:</text:p>
                <text:list>
                  <text:list-item>
                    <text:p>Debe tener la misma firma que el método de la clase padre</text:p>
                  </text:list-item>
                  <text:list-item>
                    <text:p>Debe ser igual o más accesible que el método de la clase padre</text:p>
                  </text:list-item>
                  <text:list-item>
                    <text:p>No debe declarar una nueva excepción fuera del control del programa (checked exception) o una excepción más amplia que la definida en la clase padre</text:p>
                  </text:list-item>
                  <text:list-item>
                    <text:p>Si el método retorna un valor, debe ser del mismo tipo o subtipo de retorno del método de la clase padre (tipos covariantes)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1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Heredando miembros</text:p>
          </draw:text-box>
        </draw:frame>
        <draw:frame presentation:style-name="pr8" draw:text-style-name="P4" draw:layer="layout" svg:width="25.992cm" svg:height="10.394cm" svg:x="0.999cm" svg:y="2.999cm" presentation:class="outline" presentation:user-transformed="true">
          <draw:text-box>
            <text:list text:style-name="L2">
              <text:list-item>
                <text:p>En los métodos estáticos no aplica el concepto de sobrescritura, sino el de ocultamiento (hiding)</text:p>
                <text:list>
                  <text:list-item>
                    <text:p>En una clase hija se define un método con el mismo nombre y la misma firma que en la clase padre</text:p>
                  </text:list-item>
                  <text:list-item>
                    <text:p>Debe ser estático si el mismo método en la clase padre lo es</text:p>
                  </text:list-item>
                  <text:list-item>
                    <text:p>Aplican las mismas reglas de acceso y de tipos vistas con anterioridad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1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Heredando miembros</text:p>
          </draw:text-box>
        </draw:frame>
        <draw:frame presentation:style-name="pr8" draw:text-style-name="P4" draw:layer="layout" svg:width="25.992cm" svg:height="10.394cm" svg:x="0.999cm" svg:y="2.999cm" presentation:class="outline" presentation:user-transformed="true">
          <draw:text-box>
            <text:list text:style-name="L2">
              <text:list-item>
                <text:p><text:span text:style-name="T4">Otras consideraciones:</text:span></text:p>
                <text:list>
                  <text:list-item>
                    <text:p>Los métodos de una clase padre declarados con el modificador <text:span text:style-name="T3">final</text:span> no pueden ser sobrescritos por las clases hijas</text:p>
                  </text:list-item>
                  <text:list-item>
                    <text:p><text:span text:style-name="T6">En las variables, al igual que en los métodos estáticos, </text:span>no aplica el concepto de sobrescritura, sino el de ocultamiento (hiding)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1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Creando clases abstractas</text:p>
          </draw:text-box>
        </draw:frame>
        <draw:frame presentation:style-name="pr8" draw:text-style-name="P4" draw:layer="layout" svg:width="25.992cm" svg:height="10.394cm" svg:x="0.999cm" svg:y="2.999cm" presentation:class="outline">
          <draw:text-box>
            <text:list text:style-name="L2">
              <text:list-item>
                <text:p>Una clase abstracta no puede ser instanciada directamente</text:p>
              </text:list-item>
              <text:list-item>
                <text:p>Una clase abstracta puede tener métodos abstractos y no abstractos</text:p>
              </text:list-item>
              <text:list-item>
                <text:p>Métodos abstractos se declaran sin cuerpo</text:p>
              </text:list-item>
              <text:list-item>
                <text:p>Métodos abstractos solo pueden ser declarados en clases abstractas</text:p>
              </text:list-item>
              <text:list-item>
                <text:p>Una clase hija no abstracta debe implementar los métodos abstractos que herede de la clase abstracta padre</text:p>
              </text:list-item>
              <text:list-item>
                <text:p>El modificador <text:span text:style-name="T3">abstract</text:span> es incompatible con <text:span text:style-name="T3">final</text:span>, <text:span text:style-name="T3">private</text:span> y <text:span text:style-name="T3">static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1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7" draw:text-style-name="P4" draw:layer="layout" svg:width="25.992cm" svg:height="1.847cm" svg:x="0.999cm" svg:y="0.401cm" presentation:class="title">
          <draw:text-box>
            <text:p>Creando objetos inmutables</text:p>
          </draw:text-box>
        </draw:frame>
        <draw:frame presentation:style-name="pr8" draw:text-style-name="P4" draw:layer="layout" svg:width="25.992cm" svg:height="10.394cm" svg:x="0.999cm" svg:y="2.999cm" presentation:class="outline">
          <draw:text-box>
            <text:list text:style-name="L2">
              <text:list-item>
                <text:p>Un objeto inmutable no cambia su estado después de su creación</text:p>
                <text:list>
                  <text:list-item>
                    <text:p>Clase <text:span text:style-name="T3">final</text:span> o constructores <text:span text:style-name="T3">private</text:span></text:p>
                  </text:list-item>
                  <text:list-item>
                    <text:p>Variables de instancia <text:span text:style-name="T3">private</text:span> y <text:span text:style-name="T3">final</text:span></text:p>
                  </text:list-item>
                  <text:list-item>
                    <text:p>Sin <text:span text:style-name="T7">setters</text:span></text:p>
                  </text:list-item>
                  <text:list-item>
                    <text:p><text:span text:style-name="T8">Constructores con parámetros para establecer todas las propiedades del objeto</text:span></text:p>
                  </text:list-item>
                  <text:list-item>
                    <text:p><text:span text:style-name="T8">El objeto retornado al llamar un método es una copia defensiva, diferente al objeto establecido como argumento del métod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2" presentation:presentation-page-layout-name="AL3T19" presentation:use-footer-name="ftr1" presentation:use-date-time-name="dtd1" xml:id="id13" draw:id="id13">
        <office:forms form:automatic-focus="false" form:apply-design-mode="false"/>
        <draw:frame presentation:style-name="pr10" draw:text-style-name="P6" draw:layer="layout" svg:width="25.691cm" svg:height="2.888cm" svg:x="1.299cm" svg:y="6.09cm" presentation:class="title" presentation:user-transformed="true">
          <draw:text-box>
            <text:p><text:span text:style-name="T9">Repaso de preguntas</text:span></text:p>
          </draw:text-box>
        </draw:frame>
        <anim:par presentation:node-type="timing-root">
          <anim:par smil:begin="id1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13" presentation:class="page"/>
          <draw:frame presentation:style-name="pr11" draw:text-style-name="P3" draw:layer="layout" svg:width="16.799cm" svg:height="8.471cm" svg:x="2.1cm" svg:y="19cm" presentation:class="notes" presentation:placeholder="true">
            <draw:text-box/>
          </draw:frame>
        </presentation:notes>
      </draw:page>
      <draw:page draw:name="page14" draw:style-name="dp1" draw:master-page-name="red-menus2" presentation:presentation-page-layout-name="AL3T19" presentation:use-footer-name="ftr1" presentation:use-date-time-name="dtd1" xml:id="id14" draw:id="id14">
        <office:forms form:automatic-focus="false" form:apply-design-mode="false"/>
        <draw:frame presentation:style-name="pr10" draw:text-style-name="P6" draw:layer="layout" svg:width="25.691cm" svg:height="2.888cm" svg:x="1.299cm" svg:y="6.09cm" presentation:class="title" presentation:user-transformed="true">
          <draw:text-box>
            <text:p><text:span text:style-name="T9">¡Hasta la próxima!</text:span></text:p>
          </draw:text-box>
        </draw:frame>
        <anim:par presentation:node-type="timing-root">
          <anim:par smil:begin="id1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5.743cm" svg:x="3.075cm" svg:y="2.257cm" draw:page-number="14" presentation:class="page"/>
          <draw:frame presentation:style-name="pr11" draw:text-style-name="P3" draw:layer="layout" svg:width="16.799cm" svg:height="8.471cm" svg:x="2.1cm" svg:y="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ira Sans ExtraBold" svg:font-family="'Fira Sans ExtraBold'" style:font-family-generic="swiss" style:font-pitch="variable"/>
    <style:font-face style:name="Fira Sans Heavy" svg:font-family="'Fira Sans Heavy'" style:font-family-generic="swiss" style:font-pitch="variable"/>
    <style:font-face style:name="Fira Sans Medium" svg:font-family="'Fira Sans Medium'" style:font-adornments="Medium" style:font-family-generic="swiss" style:font-pitch="variable"/>
    <style:font-face style:name="Fira Sans Medium1" svg:font-family="'Fira Sans Medium'" style:font-pitch="variable"/>
    <style:font-face style:name="Fira Sans Medium2" svg:font-family="'Fira Sans Medium'" style:font-family-generic="swiss" style:font-pitch="variable"/>
    <style:font-face style:name="Fira Sans SemiBold" svg:font-family="'Fira Sans SemiBold'" style:font-adornments="Regular" style:font-family-generic="swiss" style:font-pitch="variable"/>
    <style:font-face style:name="Fira Sans SemiBold1" svg:font-family="'Fira Sans SemiBold'" style:font-family-generic="swiss" style:font-pitch="variable"/>
    <style:font-face style:name="FiraCode Nerd Font" svg:font-family="'FiraCode Nerd Font'" style:font-pitch="variable"/>
    <style:font-face style:name="FiraCode Nerd Font1" svg:font-family="'FiraCode Nerd Font'" style:font-adornments="Mediu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Kannada" svg:font-family="'Noto Sans Kannada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Normal" style:font-family-generic="swiss" style:font-pitch="variable"/>
    <style:font-face style:name="Trebuchet MS1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Source Sans Pro1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false" style:shrink-to-fit="true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Fira Sans Medium2" fo:font-family="'Fira Sans Medium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d-menus-outline3" style:family="presentation" style:parent-style-name="red-menus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d-menus-outline4" style:family="presentation" style:parent-style-name="red-menus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red-menus-outline5" style:family="presentation" style:parent-style-name="red-menus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-outline6" style:family="presentation" style:parent-style-name="red-menus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-outline7" style:family="presentation" style:parent-style-name="red-menus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-outline8" style:family="presentation" style:parent-style-name="red-menus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-outline9" style:family="presentation" style:parent-style-name="red-menus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rebuchet MS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Fira Sans SemiBold1" fo:font-family="'Fira Sans SemiBold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false" style:shrink-to-fit="true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Fira Sans Medium2" fo:font-family="'Fira Sans Medium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d-menus1-outline3" style:family="presentation" style:parent-style-name="red-menus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d-menus1-outline4" style:family="presentation" style:parent-style-name="red-menus1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red-menus1-outline5" style:family="presentation" style:parent-style-name="red-menus1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1-outline6" style:family="presentation" style:parent-style-name="red-menus1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1-outline7" style:family="presentation" style:parent-style-name="red-menus1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1-outline8" style:family="presentation" style:parent-style-name="red-menu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1-outline9" style:family="presentation" style:parent-style-name="red-menu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Fira Sans SemiBold1" fo:font-family="'Fira Sans SemiBold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false" style:shrink-to-fit="true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Fira Sans Medium" fo:font-family="'Fira Sans Medium'" style:font-style-name="Medium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d-menus2-outline3" style:family="presentation" style:parent-style-name="red-menus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d-menus2-outline4" style:family="presentation" style:parent-style-name="red-menus2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red-menus2-outline5" style:family="presentation" style:parent-style-name="red-menus2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2-outline6" style:family="presentation" style:parent-style-name="red-menus2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2-outline7" style:family="presentation" style:parent-style-name="red-menus2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2-outline8" style:family="presentation" style:parent-style-name="red-menus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2-outline9" style:family="presentation" style:parent-style-name="red-menus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Fira Sans SemiBold1" fo:font-family="'Fira Sans SemiBold'" style:font-family-generic="swiss" style:font-pitch="variable" fo:font-size="35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false" style:shrink-to-fit="true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align="end" fo:text-indent="0cm"/>
      <style:text-properties style:use-window-font-color="true" loext:opacity="0%" loext:color-lum-mod="100%" loext:color-lum-off="0%" style:text-outline="false" style:text-line-through-style="none" style:text-line-through-type="none" style:font-name="Fira Sans Medium" fo:font-family="'Fira Sans Medium'" style:font-style-name="Medium" style:font-family-generic="swiss" style:font-pitch="variable" fo:font-size="1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d-menus3-outline3" style:family="presentation" style:parent-style-name="red-menus3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d-menus3-outline4" style:family="presentation" style:parent-style-name="red-menus3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red-menus3-outline5" style:family="presentation" style:parent-style-name="red-menus3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3-outline6" style:family="presentation" style:parent-style-name="red-menus3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3-outline7" style:family="presentation" style:parent-style-name="red-menus3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3-outline8" style:family="presentation" style:parent-style-name="red-menus3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3-outline9" style:family="presentation" style:parent-style-name="red-menus3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none" svg:stroke-width="0.1cm" svg:stroke-color="#41190d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Fira Sans ExtraBold" fo:font-family="'Fira Sans ExtraBold'" style:font-family-generic="swiss" style:font-pitch="variable" fo:font-size="35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false" style:shrink-to-fit="true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Fira Sans Medium" fo:font-family="'Fira Sans Medium'" style:font-style-name="Medium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d-menus4-outline3" style:family="presentation" style:parent-style-name="red-menus4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d-menus4-outline4" style:family="presentation" style:parent-style-name="red-menus4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red-menus4-outline5" style:family="presentation" style:parent-style-name="red-menus4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4-outline6" style:family="presentation" style:parent-style-name="red-menus4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4-outline7" style:family="presentation" style:parent-style-name="red-menus4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4-outline8" style:family="presentation" style:parent-style-name="red-menus4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4-outline9" style:family="presentation" style:parent-style-name="red-menus4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Fira Sans SemiBold1" fo:font-family="'Fira Sans SemiBold'" style:font-family-generic="swiss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false" style:shrink-to-fit="true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Fira Sans Medium" fo:font-family="'Fira Sans Medium'" style:font-style-name="Medium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d-menus5-outline3" style:family="presentation" style:parent-style-name="red-menus5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d-menus5-outline4" style:family="presentation" style:parent-style-name="red-menus5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red-menus5-outline5" style:family="presentation" style:parent-style-name="red-menus5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5-outline6" style:family="presentation" style:parent-style-name="red-menus5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5-outline7" style:family="presentation" style:parent-style-name="red-menus5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5-outline8" style:family="presentation" style:parent-style-name="red-menus5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5-outline9" style:family="presentation" style:parent-style-name="red-menus5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Fira Sans SemiBold1" fo:font-family="'Fira Sans SemiBold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  <style:paragraph-properties style:writing-mode="lr-tb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ed-menus2-title">
      <style:graphic-properties draw:auto-grow-height="false" fo:min-height="3.507cm"/>
      <style:paragraph-properties style:writing-mode="lr-tb"/>
    </style:style>
    <style:style style:name="Mpr8" style:family="presentation" style:parent-style-name="red-menus2-outline1">
      <style:graphic-properties fo:min-height="9.133cm"/>
      <style:paragraph-properties style:writing-mode="lr-tb"/>
    </style:style>
    <style:style style:name="Mpr9" style:family="presentation" style:parent-style-name="red-menus2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red-menu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red-menu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red-menus3-backgroundobjects">
      <style:graphic-properties draw:stroke="none" draw:fill="none" draw:fill-color="#ffffff" draw:opacity="100%" draw:textarea-vertical-align="middle" draw:auto-grow-height="false" fo:min-height="1.449cm"/>
      <style:paragraph-properties style:writing-mode="lr-tb"/>
    </style:style>
    <style:style style:name="Mpr13" style:family="presentation" style:parent-style-name="red-menu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ed-menu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red-menus4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6" style:family="presentation" style:parent-style-name="red-menus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red-menus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red-menus5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9" style:family="presentation" style:parent-style-name="red-menus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red-menus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 style:writing-mode="lr-tb"/>
      <style:text-properties style:font-name="Fira Sans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style:font-name="Fira Sans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Fira Sans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Fira Sans SemiBold1" fo:font-size="14pt" style:font-size-asian="14pt" style:font-size-complex="14pt"/>
    </style:style>
    <style:style style:name="MP10" style:family="paragraph">
      <style:paragraph-properties style:writing-mode="lr-tb"/>
      <style:text-properties style:font-name="Fira Sans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Fira Sans SemiBold1" fo:font-size="14pt" style:font-size-asian="14pt" style:font-size-complex="14pt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 draw:opacity="100%"/>
      <style:paragraph-properties style:writing-mode="lr-tb"/>
      <style:text-properties style:font-name="Fira Sans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Fira Sans SemiBold1" fo:font-size="14pt" style:font-size-asian="14pt" style:font-size-complex="14pt"/>
    </style:style>
    <style:style style:name="MT3" style:family="text">
      <style:text-properties fo:color="#ffffff" loext:opacity="100%" style:font-name="Fira Sans SemiBold1" fo:font-size="14pt" style:font-size-asian="14pt" style:font-size-complex="14pt"/>
    </style:style>
    <style:style style:name="MT4" style:family="text">
      <style:text-properties style:font-name="Fira Sans SemiBold1" fo:font-size="14pt" style:font-size-asian="14pt" style:font-size-complex="14pt"/>
    </style:style>
    <style:style style:name="MT5" style:family="text">
      <style:text-properties style:font-name="Trebuchet M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red-menus" style:page-layout-name="PM1" draw:style-name="Mdp1">
      <draw:frame draw:style-name="Mgr3" draw:text-style-name="MP5" draw:layer="backgroundobjects" svg:width="5.13cm" svg:height="13.123cm" svg:x="0cm" svg:y="2.624cm">
        <draw:image xlink:href="Pictures/10000000000000C20000029B42D3403C7A1476F3.png" xlink:type="simple" xlink:show="embed" xlink:actuate="onLoad" draw:mime-type="image/png">
          <text:p/>
        </draw:image>
      </draw:frame>
      <draw:frame draw:style-name="Mgr3" draw:text-style-name="MP5" draw:layer="backgroundobjects" svg:width="27.99cm" svg:height="2.714cm" svg:x="0cm" svg:y="0cm">
        <draw:image xlink:href="Pictures/1000000000000424000000895652CA1AF9862BD2.png" xlink:type="simple" xlink:show="embed" xlink:actuate="onLoad" draw:mime-type="image/png">
          <text:p/>
        </draw:image>
      </draw:frame>
      <draw:frame presentation:style-name="red-menus-title" draw:layer="backgroundobjects" svg:width="26.991cm" svg:height="1.847cm" svg:x="0.499cm" svg:y="0.401cm" presentation:class="title" presentation:placeholder="true">
        <draw:text-box/>
      </draw:frame>
      <draw:frame presentation:style-name="red-menus-outline1" draw:layer="backgroundobjects" svg:width="21.993cm" svg:height="10.394cm" svg:x="5.498cm" svg:y="2.999cm" presentation:class="outline" presentation:placeholder="true">
        <draw:text-box/>
      </draw:frame>
      <draw:frame presentation:style-name="Mpr1" draw:text-style-name="MP7" draw:layer="backgroundobjects" svg:width="5.097cm" svg:height="0.809cm" svg:x="22.392cm" svg:y="14.773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pr1" draw:text-style-name="MP9" draw:layer="backgroundobjects" svg:width="10.497cm" svg:height="0.809cm" svg:x="11.496cm" svg:y="14.773cm" presentation:class="footer">
        <draw:text-box>
          <text:p text:style-name="MP8"><text:span text:style-name="MT2"><text:file-name text:display="name">Chapter6</text:file-name></text:span></text:p>
        </draw:text-box>
      </draw:frame>
      <draw:frame presentation:style-name="Mpr1" draw:text-style-name="MP11" draw:layer="backgroundobjects" svg:width="5.498cm" svg:height="0.809cm" svg:x="5.498cm" svg:y="14.778cm" presentation:class="date-time">
        <draw:text-box>
          <text:p text:style-name="MP10"><text:span text:style-name="MT2"><text:date style:data-style-name="D4" text:date-value="2022-10-06">06/10/2022</text:date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draw:frame draw:style-name="Mgr3" draw:text-style-name="MP5" draw:layer="backgroundobjects" svg:width="27.99cm" svg:height="2.714cm" svg:x="0cm" svg:y="0cm">
        <draw:image xlink:href="Pictures/1000000000000424000000895652CA1AF9862BD2.png" xlink:type="simple" xlink:show="embed" xlink:actuate="onLoad" draw:mime-type="image/png">
          <text:p/>
        </draw:image>
      </draw:frame>
      <draw:frame draw:style-name="Mgr3" draw:text-style-name="MP5" draw:layer="backgroundobjects" svg:width="27.99cm" svg:height="1.227cm" svg:x="0.001cm" svg:y="14.521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1-title" draw:layer="backgroundobjects" svg:width="25.992cm" svg:height="1.847cm" svg:x="0.999cm" svg:y="0.401cm" presentation:class="title" presentation:placeholder="true">
        <draw:text-box/>
      </draw:frame>
      <draw:frame presentation:style-name="red-menus1-outline1" draw:layer="backgroundobjects" svg:width="25.992cm" svg:height="10.394cm" svg:x="0.999cm" svg:y="2.999cm" presentation:class="outline" presentation:placeholder="true">
        <draw:text-box/>
      </draw:frame>
      <draw:frame presentation:style-name="Mpr4" draw:text-style-name="MP9" draw:layer="backgroundobjects" svg:width="10.996cm" svg:height="0.809cm" svg:x="8.497cm" svg:y="14.773cm" presentation:class="footer">
        <draw:text-box>
          <text:p text:style-name="MP8"><text:span text:style-name="MT3"><text:file-name text:display="name">Chapter6</text:file-name></text:span></text:p>
        </draw:text-box>
      </draw:frame>
      <draw:frame presentation:style-name="Mpr4" draw:text-style-name="MP7" draw:layer="backgroundobjects" svg:width="6.521cm" svg:height="0.809cm" svg:x="20.069cm" svg:y="14.773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Mpr4" draw:text-style-name="MP11" draw:layer="backgroundobjects" svg:width="6.521cm" svg:height="0.809cm" svg:x="1.399cm" svg:y="14.773cm" presentation:class="date-time">
        <draw:text-box>
          <text:p text:style-name="MP10"><text:span text:style-name="MT3"><text:date style:data-style-name="D4" text:date-value="2022-10-06">06/10/2022</text:date></text:span></text:p>
        </draw:text-box>
      </draw:frame>
      <presentation:notes style:page-layout-name="PM0"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cm" svg:height="3.149cm" svg:x="0cm" svg:y="5.924cm">
        <draw:image xlink:href="Pictures/10000000000004240000009FA5E1B823CF896D52.png" xlink:type="simple" xlink:show="embed" xlink:actuate="onLoad" draw:mime-type="image/png">
          <text:p/>
        </draw:image>
      </draw:frame>
      <draw:frame presentation:style-name="Mpr7" draw:text-style-name="MP12" draw:layer="backgroundobjects" svg:width="25.691cm" svg:height="2.63cm" svg:x="1.199cm" svg:y="6.219cm" presentation:class="title">
        <draw:text-box>
          <text:p>Click to edit the title text format</text:p>
        </draw:text-box>
      </draw:frame>
      <draw:frame presentation:style-name="Mpr8" draw:text-style-name="MP12" draw:layer="backgroundobjects" svg:width="25.191cm" svg:height="10.394cm" svg:x="1.399cm" svg:y="9.37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1cm" svg:height="0.809cm" svg:x="1.399cm" svg:y="14.773cm" presentation:class="date-time">
        <draw:text-box>
          <text:p text:style-name="MP1"><text:span text:style-name="MT4"><text:date style:data-style-name="D4" text:date-value="2022-10-06">06/10/2022</text:date></text:span></text:p>
        </draw:text-box>
      </draw:frame>
      <draw:frame presentation:style-name="Mpr9" draw:text-style-name="MP9" draw:layer="backgroundobjects" svg:width="10.996cm" svg:height="0.809cm" svg:x="8.497cm" svg:y="14.773cm" presentation:class="footer">
        <draw:text-box>
          <text:p text:style-name="MP8"><text:span text:style-name="MT4"><text:file-name text:display="name">Chapter6</text:file-name></text:span></text:p>
        </draw:text-box>
      </draw:frame>
      <draw:frame presentation:style-name="Mpr9" draw:text-style-name="MP4" draw:layer="backgroundobjects" svg:width="6.521cm" svg:height="0.809cm" svg:x="20.069cm" svg:y="14.773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199cm" svg:x="0cm" svg:y="28.5cm" presentation:class="footer">
          <draw:text-box>
            <text:p text:style-name="MP1"><text:span text:style-name="MT5"><presentation:footer/></text:span></text:p>
          </draw:text-box>
        </draw:frame>
        <draw:frame presentation:style-name="Mpr11" draw:text-style-name="MP4" draw:layer="backgroundobjects" svg:width="9.113cm" svg:height="1.199cm" svg:x="11.886cm" svg:y="28.5cm" presentation:class="page-number">
          <draw:text-box>
            <text:p text:style-name="MP3"><text:span text:style-name="MT5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cm" svg:height="1.227cm" svg:x="0cm" svg:y="14.521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3-title" draw:layer="backgroundobjects" svg:width="25.191cm" svg:height="6.571cm" svg:x="1.399cm" svg:y="2.952cm" presentation:class="title" presentation:placeholder="true">
        <draw:text-box/>
      </draw:frame>
      <draw:frame presentation:style-name="red-menus3-outline1" draw:layer="backgroundobjects" svg:width="25.191cm" svg:height="10.394cm" svg:x="1.499cm" svg:y="10.123cm" presentation:class="outline" presentation:placeholder="true">
        <draw:text-box/>
      </draw:frame>
      <draw:frame presentation:style-name="Mpr12" draw:text-style-name="MP13" draw:layer="backgroundobjects" svg:width="6.375cm" svg:height="0.508cm" svg:x="1.399cm" svg:y="14.873cm" presentation:class="date-time">
        <draw:text-box>
          <text:p text:style-name="MP10"><text:span text:style-name="MT3"><text:date style:data-style-name="D4" text:date-value="2022-10-06">06/10/2022</text:date></text:span></text:p>
        </draw:text-box>
      </draw:frame>
      <draw:frame draw:style-name="Mgr3" draw:text-style-name="MP5" draw:layer="backgroundobjects" svg:width="27.99cm" svg:height="1.367cm" svg:x="0cm" svg:y="0cm">
        <draw:image xlink:href="Pictures/100000000000042400000045D3B1E552A0963AF8.png" xlink:type="simple" xlink:show="embed" xlink:actuate="onLoad" draw:mime-type="image/png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4cm" svg:height="10.394cm" svg:x="0.4cm" svg:y="5.249cm" presentation:class="outline" presentation:placeholder="true">
        <draw:text-box/>
      </draw:frame>
      <draw:frame presentation:style-name="Mpr15" draw:text-style-name="MP11" draw:layer="backgroundobjects" svg:width="6.521cm" svg:height="0.809cm" svg:x="1.399cm" svg:y="14.773cm" presentation:class="date-time">
        <draw:text-box>
          <text:p text:style-name="MP10"><text:span text:style-name="MT4"><text:date style:data-style-name="D4" text:date-value="2022-10-06">06/10/2022</text:date></text:span></text:p>
        </draw:text-box>
      </draw:frame>
      <draw:frame presentation:style-name="Mpr15" draw:text-style-name="MP9" draw:layer="backgroundobjects" svg:width="8.872cm" svg:height="0.809cm" svg:x="9.572cm" svg:y="14.773cm" presentation:class="footer">
        <draw:text-box>
          <text:p text:style-name="MP8"><text:span text:style-name="MT4"><presentation:footer/></text:span></text:p>
        </draw:text-box>
      </draw:frame>
      <draw:frame presentation:style-name="Mpr15" draw:text-style-name="MP7" draw:layer="backgroundobjects" svg:width="6.521cm" svg:height="0.809cm" svg:x="20.069cm" svg:y="14.773cm" presentation:class="page-number">
        <draw:text-box>
          <text:p text:style-name="MP6"><text:span text:style-name="MT4"><text:page-number>&lt;number&gt;</text:page-number></text:span></text:p>
        </draw:text-box>
      </draw:frame>
      <draw:frame draw:style-name="Mgr3" draw:text-style-name="MP5" draw:layer="backgroundobjects" svg:width="8.119cm" svg:height="2.341cm" svg:x="-0.121cm" svg:y="11.623cm">
        <draw:image xlink:href="Pictures/100000000000013300000076E54F2749BD20A730.png" xlink:type="simple" xlink:show="embed" xlink:actuate="onLoad" draw:mime-type="image/png">
          <text:p/>
        </draw:image>
      </draw:frame>
      <draw:frame presentation:style-name="red-menus4-title" draw:layer="backgroundobjects" svg:width="7.997cm" svg:height="2.255cm" svg:x="0cm" svg:y="11.618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1cm" svg:height="2.222cm" svg:x="1.399cm" svg:y="0.401cm" presentation:class="title" presentation:placeholder="true">
        <draw:text-box/>
      </draw:frame>
      <draw:frame presentation:style-name="red-menus5-outline1" draw:layer="backgroundobjects" svg:width="25.191cm" svg:height="10.394cm" svg:x="1.399cm" svg:y="3.374cm" presentation:class="outline" presentation:placeholder="true">
        <draw:text-box/>
      </draw:frame>
      <draw:frame presentation:style-name="Mpr18" draw:text-style-name="MP11" draw:layer="backgroundobjects" svg:width="6.521cm" svg:height="0.809cm" svg:x="1.399cm" svg:y="14.773cm" presentation:class="date-time">
        <draw:text-box>
          <text:p text:style-name="MP10"><text:span text:style-name="MT4"><text:date style:data-style-name="D4" text:date-value="2022-10-06">06/10/2022</text:date></text:span></text:p>
        </draw:text-box>
      </draw:frame>
      <draw:frame presentation:style-name="Mpr18" draw:text-style-name="MP9" draw:layer="backgroundobjects" svg:width="10.996cm" svg:height="0.809cm" svg:x="8.497cm" svg:y="14.773cm" presentation:class="footer">
        <draw:text-box>
          <text:p text:style-name="MP8"><text:span text:style-name="MT4"><presentation:footer/></text:span></text:p>
        </draw:text-box>
      </draw:frame>
      <draw:frame presentation:style-name="Mpr18" draw:text-style-name="MP7" draw:layer="backgroundobjects" svg:width="6.521cm" svg:height="0.809cm" svg:x="20.069cm" svg:y="14.773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9" draw:text-style-name="MP2" draw:layer="backgroundobjects" svg:width="9.113cm" svg:height="1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9" draw:text-style-name="MP4" draw:layer="backgroundobjects" svg:width="9.113cm" svg:height="1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0" draw:text-style-name="MP2" draw:layer="backgroundobjects" svg:width="9.113cm" svg:height="1.199cm" svg:x="0cm" svg:y="28.5cm" presentation:class="footer">
          <draw:text-box>
            <text:p text:style-name="MP1"><text:span text:style-name="MT5"><presentation:footer/></text:span></text:p>
          </draw:text-box>
        </draw:frame>
        <draw:frame presentation:style-name="Mpr20" draw:text-style-name="MP4" draw:layer="backgroundobjects" svg:width="9.113cm" svg:height="1.199cm" svg:x="11.886cm" svg:y="28.5cm" presentation:class="page-number">
          <draw:text-box>
            <text:p text:style-name="MP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53:40.186234855</meta:creation-date>
    <meta:editing-duration>PT1M54S</meta:editing-duration>
    <meta:editing-cycles>2</meta:editing-cycles>
    <meta:generator>LibreOffice/7.4.1.2$Linux_X86_64 LibreOffice_project/40$Build-2</meta:generator>
    <dc:date>2022-10-06T12:53:42.361625288</dc:date>
    <meta:document-statistic meta:object-count="136"/>
  </office:meta>
</office:document-meta>
</file>